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c7c49"/>
    </style:style>
    <style:style style:name="T395" style:family="text">
      <style:text-properties officeooo:rsid="01bd2a0e"/>
    </style:style>
    <style:style style:name="T396" style:family="text">
      <style:text-properties officeooo:rsid="01bdef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5">were</text:span><text:span text:style-name="T393"> what they lived off of </text:span><text:span text:style-name="T396">for the most part.</text:span></text:p>
      <text:p text:style-name="P58"><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24</meta:editing-cycles>
    <meta:generator>LibreOffice/7.4.2.3$Windows_X86_64 LibreOffice_project/382eef1f22670f7f4118c8c2dd222ec7ad009daf</meta:generator>
    <dc:date>2022-11-08T13:10:54.888000000</dc:date>
    <meta:editing-duration>PT21H59M42S</meta:editing-duration>
    <meta:document-statistic meta:table-count="0" meta:image-count="0" meta:object-count="0" meta:page-count="118" meta:paragraph-count="1323" meta:word-count="31503" meta:character-count="177130" meta:non-whitespace-character-count="140477"/>
  </office:meta>
</office:document-meta>
</file>